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ff" fo:border-left="none" fo:border-right="0.0008in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da" table:style-name="ta1" table:print="false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Home of Middle-earth, the main world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aces</text:p>
          </table:table-cell>
          <table:table-cell office:value-type="string">
            <text:p>Humans</text:p>
          </table:table-cell>
          <table:table-cell office:value-type="string">
            <text:p>Elves</text:p>
          </table:table-cell>
          <table:table-cell office:value-type="string">
            <text:p>Dwarves</text:p>
          </table:table-cell>
          <table:table-cell office:value-type="string">
            <text:p>Hobbits</text:p>
          </table:table-cell>
          <table:table-cell office:value-type="string">
            <text:p>Orcs</text:p>
          </table:table-cell>
          <table:table-cell office:value-type="string">
            <text:p>Trolls</text:p>
          </table:table-cell>
          <table:table-cell office:value-type="string">
            <text:p>Dragons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lasses</text:p>
          </table:table-cell>
          <table:table-cell office:value-type="string">
            <text:p>Warriors</text:p>
          </table:table-cell>
          <table:table-cell office:value-type="string">
            <text:p>Mages</text:p>
          </table:table-cell>
          <table:table-cell office:value-type="string">
            <text:p>Archers</text:p>
          </table:table-cell>
          <table:table-cell office:value-type="string">
            <text:p>Rogues</text:p>
          </table:table-cell>
          <table:table-cell office:value-type="string">
            <text:p>Wilder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Inhabita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ther notes</text:p>
          </table:table-cell>
          <table:table-cell table:number-columns-repeated="7"/>
        </table:table-row>
        <table:table-row table:style-name="ro1" table:number-rows-repeated="6552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ypdrë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Home of the spider spirit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aces</text:p>
          </table:table-cell>
          <table:table-cell office:value-type="string">
            <text:p>Humans</text:p>
          </table:table-cell>
          <table:table-cell office:value-type="string">
            <text:p>Spi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lasses</text:p>
          </table:table-cell>
          <table:table-cell office:value-type="string">
            <text:p>Warrior</text:p>
          </table:table-cell>
          <table:table-cell office:value-type="string">
            <text:p>Arachnomanc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nhabitan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Other notes</text:p>
          </table:table-cell>
          <table:table-cell table:number-columns-repeated="2"/>
        </table:table-row>
        <table:table-row table:style-name="ro1" table:number-rows-repeated="6552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haos" table:style-name="ta1" table:print="false">
        <table:table-column table:style-name="co1" table:default-cell-style-name="ce1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Rac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lass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Inhabita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Other notes</text:p>
          </table:table-cell>
        </table:table-row>
        <table:table-row table:style-name="ro1" table:number-rows-repeated="65526">
          <table:table-cell/>
        </table:table-row>
        <table:table-row table:style-name="ro1">
          <table:table-cell/>
        </table:table-row>
      </table:table>
      <table:table table:name="Celgalad" table:style-name="ta1" table:print="false">
        <table:table-column table:style-name="co1" table:default-cell-style-name="ce1"/>
        <table:table-row table:style-name="ro1">
          <table:table-cell office:value-type="string">
            <text:p>Descrip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Rac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Class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Inhabita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Other notes</text:p>
          </table:table-cell>
        </table:table-row>
        <table:table-row table:style-name="ro1" table:number-rows-repeated="65526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5/02/2010</text:date>, <text:time>20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02T20:12:04</meta:creation-date>
    <dc:date>2010-05-02T20:18:31</dc:date>
    <meta:editing-duration>PT00H06M28S</meta:editing-duration>
    <meta:editing-cycles>2</meta:editing-cycles>
    <meta:generator>OpenOffice.org/3.1$Linux OpenOffice.org_project/310m19$Build-9420</meta:generator>
    <meta:document-statistic meta:table-count="4" meta:cell-count="38" meta:object-count="0"/>
  </office:meta>
</office:document-meta>
</file>